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96121369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33894280181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097916818"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033894280181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097916818"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6">☐ Manual TopLevel XML comments? Check during main Themes loo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8T16:03:37.028182400</dc:date>
    <meta:editing-duration>P6DT8H40M34S</meta:editing-duration>
    <meta:editing-cycles>297</meta:editing-cycles>
    <meta:generator>LibreOffice/25.2.2.2$Windows_X86_64 LibreOffice_project/7370d4be9e3cf6031a51beef54ff3bda878e3fac</meta:generator>
    <meta:document-statistic meta:table-count="1" meta:image-count="3" meta:object-count="0" meta:page-count="42" meta:paragraph-count="632" meta:word-count="13353" meta:character-count="82994" meta:non-whitespace-character-count="6950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